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style>
    <style:style style:name="P3" style:family="paragraph" style:parent-style-name="Standard" style:master-page-name="Standard">
      <style:paragraph-properties fo:margin-left="0in" fo:margin-right="0in" fo:text-align="start" style:justify-single-word="false" fo:text-indent="0in" style:auto-text-indent="false" style:page-number="auto"/>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Standard">
      <style:paragraph-properties fo:margin-left="0.5in" fo:margin-right="0in" fo:text-align="start" style:justify-single-word="false" fo:text-indent="-0.5in" style:auto-text-indent="false"/>
    </style:style>
    <style:style style:name="P6" style:family="paragraph" style:parent-style-name="Standard">
      <style:paragraph-properties fo:margin-left="1in" fo:margin-right="0in" fo:text-align="start" style:justify-single-word="false" fo:text-indent="-0.5in" style:auto-text-indent="false"/>
    </style:style>
    <style:style style:name="P7" style:family="paragraph" style:parent-style-name="Standard">
      <style:paragraph-properties fo:margin-left="1.5in" fo:margin-right="0in" fo:text-align="start" style:justify-single-word="false" fo:text-indent="-0.5in" style:auto-text-indent="false"/>
    </style:style>
    <style:style style:name="P8" style:family="paragraph" style:parent-style-name="Standard">
      <style:paragraph-properties fo:margin-left="2in" fo:margin-right="0in" fo:text-align="start" style:justify-single-word="false" fo:text-indent="-0.5in" style:auto-text-indent="false"/>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fo:font-style="italic" style:text-underline-style="none" style:font-style-asian="italic"/>
    </style:style>
    <style:style style:name="T4" style:family="text">
      <style:text-properties fo:font-style="italic" style:text-underline-style="none" fo:font-weight="bold"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SaaS Passport Base Terms</text:span></text:p>
      <text:p text:style-name="P2"><text:span text:style-name="T2">Version 1.0.0-pre.2</text:span></text:p>
      <text:p text:style-name="P2"><text:span text:style-name="T2">Provider</text:span><text:span text:style-name="T1"> and </text:span><text:span text:style-name="T2">Customer</text:span><text:span text:style-name="T1"> agree:</text:span></text:p>
      <text:p text:style-name="P5"><text:span text:style-name="T1">1.</text:span><text:tab/><text:span text:style-name="T3">Deal Packet</text:span><text:span text:style-name="T1">. </text:span></text:p>
      <text:p text:style-name="P6"><text:span text:style-name="T1">(a)</text:span><text:tab/><text:span text:style-name="T3">Documents</text:span><text:span text:style-name="T1">. These </text:span><text:span text:style-name="T2">Base Terms</text:span><text:span text:style-name="T1">, together with an </text:span><text:span text:style-name="T2">Order Form</text:span><text:span text:style-name="T1"> and </text:span><text:span text:style-name="T2">Rider</text:span><text:span text:style-name="T1"> referencing them, make up a </text:span><text:span text:style-name="T2">Deal Packet</text:span><text:span text:style-name="T1"> for software as a service. The Deal Packet may also include one or more </text:span><text:span text:style-name="T2">Add-On</text:span><text:span text:style-name="T1"> documents referenced by the Rider.</text:span></text:p>
      <text:p text:style-name="P6"><text:span text:style-name="T1">(b)</text:span><text:tab/><text:span text:style-name="T3">Conflicts</text:span><text:span text:style-name="T1">. Where documents in the Deal Packet conflict, the Rider takes precedence over any Add-On, and any Add-On takes precedence over these Base Terms. The Order Form may only provide terms referenced by the Rider, an Add-On, or these Base Terms. Any other terms in the Order Form have no effect.</text:span></text:p>
      <text:p text:style-name="P5"><text:span text:style-name="T1">2.</text:span><text:tab/><text:span text:style-name="T3">Provider's Obligations</text:span><text:span text:style-name="T1">. </text:span></text:p>
      <text:p text:style-name="P6"><text:span text:style-name="T1">(a)</text:span><text:tab/><text:span text:style-name="T3">Provide the Service</text:span><text:span text:style-name="T1">. Provider agrees to run the Service so that Users can use the Feature Set, within the Use Limits, by accessing the Service with systems meeting the requirements in the Documentation.</text:span></text:p>
      <text:p text:style-name="P6"><text:span text:style-name="T1">(b)</text:span><text:tab/><text:span text:style-name="T3">Provide Hosting Equipment</text:span><text:span text:style-name="T1">. Provider agrees to provide for itself, at its own expense, all the computers, software, and other equipment needed to provide the Service.</text:span></text:p>
      <text:p text:style-name="P6"><text:span text:style-name="T1">(c)</text:span><text:tab/><text:span text:style-name="T3">Keep Customer Data Confidential</text:span><text:span text:style-name="T1">. Provider agrees not to access, use, or disclose Customer Data without Permission, except:</text:span></text:p>
      <text:p text:style-name="P7"><text:span text:style-name="T1">(i)</text:span><text:tab/><text:span text:style-name="T1">Provider may access, use, and disclose Customer Data as needed to provide the Service.</text:span></text:p>
      <text:p text:style-name="P7"><text:span text:style-name="T1">(ii)</text:span><text:tab/><text:span text:style-name="T1">Provider may monitor use of the Service to prevent, detect, and mitigate breach of this agreement.</text:span></text:p>
      <text:p text:style-name="P7"><text:span text:style-name="T1">(iii)</text:span><text:tab/><text:span text:style-name="T1">Provider may analyze Customer Data to improve the Service.</text:span></text:p>
      <text:p text:style-name="P7"><text:span text:style-name="T1">(iv)</text:span><text:tab/><text:span text:style-name="T1">Provider may access Customer Data, and disclose Customer Data to Customer Personnel, to respond to Support Requests.</text:span></text:p>
      <text:p text:style-name="P6"><text:span text:style-name="T1">(d)</text:span><text:tab/><text:span text:style-name="T3">Provide Access to Customer Data</text:span><text:span text:style-name="T1">. Provider agrees to make Customer Data available for Customer to download, via self-service features of the Service, within 7 calendar days after Notice from Customer, or both, in standardized, machine-readable data-interchange formats.</text:span></text:p>
      <text:p text:style-name="P6"><text:span text:style-name="T1">(e)</text:span><text:tab/><text:span text:style-name="T3">Take Security Precautions</text:span><text:span text:style-name="T1">. Provider agrees to take industry-standard security precautions to defend the Service from malicious technical attack and Data Compromise. Provider does not agree to make sure the Service is completely free of software bugs or configuration errors affecting security, or completely secure from all possible technical attack.</text:span></text:p>
      <text:p text:style-name="P6"><text:span text:style-name="T1">(f)</text:span><text:tab/><text:span text:style-name="T3">Prepare for Disasters</text:span><text:span text:style-name="T1">. Provider agrees to:</text:span></text:p>
      <text:p text:style-name="P7"><text:soft-page-break/><text:span text:style-name="T1">(i)</text:span><text:tab/><text:span text:style-name="T1">adopt, maintain, and periodically review a written plan to recover from any Disaster affecting the systems used to provide the Service or the integrity of Customer Data</text:span></text:p>
      <text:p text:style-name="P7"><text:span text:style-name="T1">(ii)</text:span><text:tab/><text:span text:style-name="T1">share the plan with relevant Provider personnel</text:span></text:p>
      <text:p text:style-name="P7"><text:span text:style-name="T1">(iii)</text:span><text:tab/><text:span text:style-name="T1">give Customer a copy of the current plan on request</text:span></text:p>
      <text:p text:style-name="P7"><text:span text:style-name="T1">(iv)</text:span><text:tab/><text:span text:style-name="T1">follow the plan if a Disaster happens</text:span></text:p>
      <text:p text:style-name="P6"><text:span text:style-name="T1">(g)</text:span><text:tab/><text:span text:style-name="T3">Provide Basic Support</text:span><text:span text:style-name="T1">. Provider agrees to respond to </text:span><text:span text:style-name="T2">Support Requests</text:span><text:span text:style-name="T1"> from Customer Personnel via e-mail about configuration of, use of, and problems with the Service. Provider does not agree to any specific service levels for response to Support Requests. Provider may agree to provide more assurances about Support Requests through an Add-On.</text:span></text:p>
      <text:p text:style-name="P6"><text:span text:style-name="T1">(h)</text:span><text:tab/><text:span text:style-name="T3">Enforce Rules About Providing the Service</text:span><text:span text:style-name="T1">. Provider agrees to make sure Provider Personnel abide by </text:span><text:span text:style-name="T3">Section 2(c) (Keep Customer Data Confidential)</text:span><text:span text:style-name="T1">, </text:span><text:span text:style-name="T3">Section 2(e) (Take Security Precautions)</text:span><text:span text:style-name="T1">, </text:span><text:span text:style-name="T3">Section 2(f) (Prepare for Disasters)</text:span><text:span text:style-name="T1">, and </text:span><text:span text:style-name="T3">Section 2(k) (Keep Malicious Code Out of the Service)</text:span><text:span text:style-name="T1">. Provider may contract with others to provide computer systems used to provide the Service to Customer.</text:span></text:p>
      <text:p text:style-name="P6"><text:span text:style-name="T1">(i)</text:span><text:tab/><text:span text:style-name="T3">Publish Documentation</text:span><text:span text:style-name="T1">. Provider agrees to host the Documentation so Customer personnel can read it on the World Wide Web.</text:span></text:p>
      <text:p text:style-name="P6"><text:span text:style-name="T1">(j)</text:span><text:tab/><text:span text:style-name="T3">Refund Prepaid Fees for Removed Features</text:span><text:span text:style-name="T1">. If Provider changes or removes Software Features from the Service that were part of the Feature Set, substantially reducing how useful the Service is to Customer, and Customer ends this agreement in the same Billing Period as the change or the next Billing Period, citing the change, then Provider agrees to refund any Prepaid Fees on Request.</text:span></text:p>
      <text:p text:style-name="P6"><text:span text:style-name="T1">(k)</text:span><text:tab/><text:span text:style-name="T3">Keep Malicious Code Out of the Service</text:span><text:span text:style-name="T1">. Provider agrees to make sure the Service itself is free of computer viruses, Trojans, worms, and other malicious code. Provider does not agree to ensure that content from others that is accessible through the Service is free of malicious code.</text:span></text:p>
      <text:p text:style-name="P6"><text:span text:style-name="T1">(l)</text:span><text:tab/><text:span text:style-name="T3">Limit Validation Code in the Software</text:span><text:span text:style-name="T1">. Provider agrees not to include any code that automatically disables Software Features based on monitoring of Use Limits. Provider may include code that monitors Use Limits, validates administrative Access Credentials, and reports results back to Provider systems.</text:span></text:p>
      <text:p text:style-name="P6"><text:span text:style-name="T1">(m)</text:span><text:tab/><text:span text:style-name="T3">Publish a Privacy Notice</text:span><text:span text:style-name="T1">. Provider agrees to publish notice of Provider's privacy policies meeting all legal requirements of Provider's Country and Provider's National Subdivision, except any Special Data Regulations, at a stable World Wide Web address.</text:span></text:p>
      <text:p text:style-name="P6"><text:span text:style-name="T1">(n)</text:span><text:tab/><text:span text:style-name="T3">Bill Customer</text:span><text:span text:style-name="T1">. Provider agrees to bill Customer as agreed on the Order Form.</text:span></text:p>
      <text:p text:style-name="P6"><text:span text:style-name="T1">(o)</text:span><text:tab/><text:span text:style-name="T3">Give Customer Tax-Compliance Information</text:span><text:span text:style-name="T1">. Provider agrees to give Customer information that Customer needs to comply with tax laws that apply to payments under the agreement.</text:span></text:p>
      <text:p text:style-name="P6"><text:span text:style-name="T1">(p)</text:span><text:tab/><text:span text:style-name="T3">Follow Customer Policies</text:span><text:span text:style-name="T1">. Provider agrees to comply with company-wide Customer policies, such as anticorruption, antiharassment, and equal opportunity </text:span><text:soft-page-break/><text:span text:style-name="T1">policies, attached to the Order Form at the time of signing, to the extent they do not conflict with any terms of the Deal Packet. If Customer gives Provider notice of updates to those policies, Provider agrees to comply with the updates, to the extent the changes do not impose substantial new compliance costs.</text:span></text:p>
      <text:p text:style-name="P6"><text:span text:style-name="T1">(q)</text:span><text:tab/><text:span text:style-name="T3">Protect Customer from Liability</text:span><text:span text:style-name="T1">. So long as Customer has paid all fees as required by this agreement:</text:span></text:p>
      <text:p text:style-name="P7"><text:span text:style-name="T1">(i)</text:span><text:tab/><text:span text:style-name="T3">Indemnify Customer</text:span><text:span text:style-name="T1">. Subject to </text:span><text:span text:style-name="T3">Section 7(a) (Indemnification Process)</text:span><text:span text:style-name="T1">, Provider agrees to give Customer Indemnification for:</text:span></text:p>
      <text:p text:style-name="P8"><text:span text:style-name="T1">(A)</text:span><text:tab/><text:span text:style-name="T1">Legal Claims by others alleging that Permitted Use of the Service infringes any copyright, trademark, or trade secret right, or breaks any law</text:span></text:p>
      <text:p text:style-name="P8"><text:span text:style-name="T1">(B)</text:span><text:tab/><text:span text:style-name="T1">Legal Claims by others resulting from Provider's breach of </text:span><text:span text:style-name="T3">Section 8(i) (Independence)</text:span></text:p>
      <text:p text:style-name="P7"><text:span text:style-name="T1">(ii)</text:span><text:tab/><text:span text:style-name="T3">Provide Assurance about Patents</text:span><text:span text:style-name="T1">. As of the day Provider signs this agreement, Provider employees are not aware of any patent that Provider would infringe by licensing or providing the Service under this agreement, or that Customer would infringe by Permitted Use of the Service.</text:span></text:p>
      <text:p text:style-name="P7"><text:span text:style-name="T1">(iii)</text:span><text:tab/><text:span text:style-name="T3">Give Notice of Infringement and Noncompliance Claims</text:span><text:span text:style-name="T1">. Provider agrees to give Customer prompt Notice of any Infringement or Noncompliance Claim.</text:span></text:p>
      <text:p text:style-name="P6"><text:span text:style-name="T1">(r)</text:span><text:tab/><text:span text:style-name="T3">Protect Customer After this Agreement Ends</text:span><text:span text:style-name="T1">. The following Provider obligations continue after this agreement ends:</text:span></text:p>
      <text:p text:style-name="P7"><text:span text:style-name="T1">(i)</text:span><text:tab/><text:span text:style-name="T3">Section 2(c) (Keep Customer Data Confidential)</text:span><text:span text:style-name="T1">, indefinitely</text:span></text:p>
      <text:p text:style-name="P7"><text:span text:style-name="T1">(ii)</text:span><text:tab/><text:span text:style-name="T3">Section 2(h) (Enforce Rules About Providing the Service)</text:span><text:span text:style-name="T1">, indefinitely</text:span></text:p>
      <text:p text:style-name="P7"><text:span text:style-name="T1">(iii)</text:span><text:tab/><text:span text:style-name="T3">Section 2(q)(i) (Indemnify Customer)</text:span><text:span text:style-name="T1">, indefinitely</text:span></text:p>
      <text:p text:style-name="P7"><text:span text:style-name="T1">(iv)</text:span><text:tab/><text:span text:style-name="T3">Section 2(d) (Provide Access to Customer Data)</text:span><text:span text:style-name="T1">, for 30 calendar days</text:span></text:p>
      <text:p text:style-name="P5"><text:span text:style-name="T1">3.</text:span><text:tab/><text:span text:style-name="T3">Customer's Obligations</text:span><text:span text:style-name="T1">. </text:span></text:p>
      <text:p text:style-name="P6"><text:span text:style-name="T1">(a)</text:span><text:tab/><text:span text:style-name="T3">Pay Fees</text:span><text:span text:style-name="T1">. Customer agrees to pay all fees agreed on the Order Form.</text:span></text:p>
      <text:p text:style-name="P6"><text:span text:style-name="T1">(b)</text:span><text:tab/><text:span text:style-name="T3">Pay on Time</text:span><text:span text:style-name="T1">. Customer agrees to pay each Provider bill as agreed on the Order Form. If the Order Form does not say, Customer agrees to pay each Provider bill within 30 calendar days.</text:span></text:p>
      <text:p text:style-name="P6"><text:span text:style-name="T1">(c)</text:span><text:tab/><text:span text:style-name="T3">Use the Agreed Payment Method</text:span><text:span text:style-name="T1">. Customer agrees to pay all fees under this agreement via the payment method agreed on the Order Form. If the Order Form does not say, Customer agrees to pay via bank-to-bank transfer, such as FedWire, ACH, SEPA, or SWIFT, if possible, and otherwise via common electronic payment system, such as by credit card or PayPal.</text:span></text:p>
      <text:p text:style-name="P6"><text:span text:style-name="T1">(d)</text:span><text:tab/><text:span text:style-name="T3">Cover Payment Method Fees</text:span><text:span text:style-name="T1">. Customer agrees to increase the amount of each payment to Provider so that Provider receives the full amount owed, net of any fees for use of the payment method.</text:span></text:p>
      <text:p text:style-name="P6"><text:soft-page-break/><text:span text:style-name="T1">(e)</text:span><text:tab/><text:span text:style-name="T3">Pay Taxes on Fees</text:span><text:span text:style-name="T1">. Customer agrees to pay all tax on fees under this agreement, except tax Provider owes on its own income.</text:span></text:p>
      <text:p text:style-name="P6"><text:span text:style-name="T1">(f)</text:span><text:tab/><text:span text:style-name="T3">Handle Tax Withholding</text:span><text:span text:style-name="T1">. If the law requires withhold of taxes on fees paid under this agreement:</text:span></text:p>
      <text:p text:style-name="P7"><text:span text:style-name="T1">(i)</text:span><text:tab/><text:span text:style-name="T1">Customer agrees to make the required tax withholding payments for Provider by deducting the right amounts from payments to Provider and paying them to the proper tax authorities.</text:span></text:p>
      <text:p text:style-name="P7"><text:span text:style-name="T1">(ii)</text:span><text:tab/><text:span text:style-name="T1">Customer agrees to increase the amount of each payment made under this agreement, to offset withholding, so that Provider receives the full amount owed.</text:span></text:p>
      <text:p text:style-name="P7"><text:span text:style-name="T1">(iii)</text:span><text:tab/><text:span text:style-name="T1">Customer agrees to provide Provider relevant official tax documentation and tax receipts showing that withholding was required, and that proper withholding payment has been made, as soon as possible after making any withholding payment.</text:span></text:p>
      <text:p text:style-name="P6"><text:span text:style-name="T1">(g)</text:span><text:tab/><text:span text:style-name="T3">Give Provider Tax-Compliance Information</text:span><text:span text:style-name="T1">. Customer agrees to give Provider information that Provider needs to comply with tax laws that apply payments under the agreement.</text:span></text:p>
      <text:p text:style-name="P6"><text:span text:style-name="T1">(h)</text:span><text:tab/><text:span text:style-name="T3">Provide User Equipment</text:span><text:span text:style-name="T1">. Provider agrees to provide for itself and its Users, at its own expense, all the computers, software, and other equipment needed to access the Service.</text:span></text:p>
      <text:p text:style-name="P6"><text:span text:style-name="T1">(i)</text:span><text:tab/><text:span text:style-name="T3">Follow Rules About Use</text:span><text:span text:style-name="T1">. Customer agrees not to:</text:span></text:p>
      <text:p text:style-name="P7"><text:span text:style-name="T1">(i)</text:span><text:tab/><text:span text:style-name="T1">infringe anyone's Intellectual Property Right using the Service</text:span></text:p>
      <text:p text:style-name="P7"><text:span text:style-name="T1">(ii)</text:span><text:tab/><text:span text:style-name="T1">violate anyone's rights using the Service</text:span></text:p>
      <text:p text:style-name="P7"><text:span text:style-name="T1">(iii)</text:span><text:tab/><text:span text:style-name="T1">breach any agreement using the Service</text:span></text:p>
      <text:p text:style-name="P7"><text:span text:style-name="T1">(iv)</text:span><text:tab/><text:span text:style-name="T1">break the law using the Service</text:span></text:p>
      <text:p text:style-name="P7"><text:span text:style-name="T1">(v)</text:span><text:tab/><text:span text:style-name="T1">furnish or solicit Customer Data in any way that infringes any Intellectual Property Right, breaks any law, or breaches any other agreement</text:span></text:p>
      <text:p text:style-name="P7"><text:span text:style-name="T1">(vi)</text:span><text:tab/><text:span text:style-name="T1">furnish or solicit Customer Data subject to Special Data Regulations</text:span></text:p>
      <text:p text:style-name="P7"><text:span text:style-name="T1">(vii)</text:span><text:tab/><text:span text:style-name="T1">remove proprietary notices from the Service or Documentation</text:span></text:p>
      <text:p text:style-name="P7"><text:span text:style-name="T1">(viii)</text:span><text:tab/><text:span text:style-name="T1">strain the technical infrastructure of the Service with an unreasonable volume or rate of requests, or requests designed to impose an unreasonable load, except with Permission to conduct a specific technical or security test</text:span></text:p>
      <text:p text:style-name="P7"><text:span text:style-name="T1">(ix)</text:span><text:tab/><text:span text:style-name="T1">use the Service to assess whether or how to create a competitive offering, or to assess the competitive strengths or weaknesses of the Service in comparison to a current or potential Customer offering</text:span></text:p>
      <text:p text:style-name="P7"><text:span text:style-name="T1">(x)</text:span><text:tab/><text:span text:style-name="T1">publish data about the performance of the Service</text:span></text:p>
      <text:p text:style-name="P6"><text:span text:style-name="T1">(j)</text:span><text:tab/><text:span text:style-name="T3">Enforce Rules About Using the Service</text:span><text:span text:style-name="T1">. Customer agrees to make sure Customer Personnel abide by </text:span><text:span text:style-name="T3">Section 3(i) (Follow Rules About Use)</text:span><text:span text:style-name="T1">.</text:span></text:p>
      <text:p text:style-name="P6"><text:soft-page-break/><text:span text:style-name="T1">(k)</text:span><text:tab/><text:span text:style-name="T3">Update Account Details</text:span><text:span text:style-name="T1">. Customer agrees to keep its contact, payment, and other administrative details complete, accurate, and up-to-date. Customer agrees to do so through the Account Dashboard whenever possible, and otherwise by Notice.</text:span></text:p>
      <text:p text:style-name="P6"><text:span text:style-name="T1">(l)</text:span><text:tab/><text:span text:style-name="T3">Respond to Support Follow-Ups</text:span><text:span text:style-name="T1">. Customer agrees to make sure that relevant Customer Personnel respond quickly to follow-up questions about Support Requests.</text:span></text:p>
      <text:p text:style-name="P6"><text:span text:style-name="T1">(m)</text:span><text:tab/><text:span text:style-name="T3">Indemnify Provider</text:span><text:span text:style-name="T1">. Subject to </text:span><text:span text:style-name="T3">Section 7(a) (Indemnification Process)</text:span><text:span text:style-name="T1">, Customer agrees to give Provider Indemnification from Legal Claims by others based on:</text:span></text:p>
      <text:p text:style-name="P7"><text:span text:style-name="T1">(i)</text:span><text:tab/><text:span text:style-name="T1">Customer's breach of this agreement</text:span></text:p>
      <text:p text:style-name="P7"><text:span text:style-name="T1">(ii)</text:span><text:tab/><text:span text:style-name="T1">Customer Data</text:span></text:p>
      <text:p text:style-name="P7"><text:span text:style-name="T1">(iii)</text:span><text:tab/><text:span text:style-name="T1">Use of the Service at Customer's Own Risk</text:span></text:p>
      <text:p text:style-name="P7"><text:span text:style-name="T1">(iv)</text:span><text:tab/><text:span text:style-name="T1">misuse of Customer's Access Credentials</text:span></text:p>
      <text:p text:style-name="P6"><text:span text:style-name="T1">(n)</text:span><text:tab/><text:span text:style-name="T3">Protect Provider After this Agreement Ends</text:span><text:span text:style-name="T1">. The following Customer obligations continue after this agreement ends:</text:span></text:p>
      <text:p text:style-name="P7"><text:span text:style-name="T1">(i)</text:span><text:tab/><text:span text:style-name="T3">Section 3(a) (Pay Fees)</text:span><text:span text:style-name="T1">, indefinitely</text:span></text:p>
      <text:p text:style-name="P7"><text:span text:style-name="T1">(ii)</text:span><text:tab/><text:span text:style-name="T3">Section 3(m) (Indemnify Provider)</text:span><text:span text:style-name="T1">, indefinitely</text:span></text:p>
      <text:p text:style-name="P5"><text:span text:style-name="T1">4.</text:span><text:tab/><text:span text:style-name="T3">Intellectual Property</text:span><text:span text:style-name="T1">. </text:span></text:p>
      <text:p text:style-name="P6"><text:span text:style-name="T1">(a)</text:span><text:tab/><text:span text:style-name="T3">Existing and Outside IP</text:span><text:span text:style-name="T1">. This agreement does not change ownership of any Intellectual Property Right held by either side before entering this agreement, or created outside the scope of this agreement.</text:span></text:p>
      <text:p text:style-name="P6"><text:span text:style-name="T1">(b)</text:span><text:tab/><text:span text:style-name="T3">Copyright License</text:span><text:span text:style-name="T1">. Provider grants Customer and each of the Users a Standard License, for any copyrights Provider can license, as needed to make Permitted Use of the Service and to read the Documentation.</text:span></text:p>
      <text:p text:style-name="P6"><text:span text:style-name="T1">(c)</text:span><text:tab/><text:span text:style-name="T3">Patent License</text:span><text:span text:style-name="T1">. Provider grants Customer and each of the Users a Standard License, for any patents Provider can license, as needed to make Permitted Use of the Service.</text:span></text:p>
      <text:p text:style-name="P6"><text:span text:style-name="T1">(d)</text:span><text:tab/><text:span text:style-name="T3">No Other Licenses</text:span><text:span text:style-name="T1">. Except for the licenses in </text:span><text:span text:style-name="T3">Section 4 (Intellectual Property)</text:span><text:span text:style-name="T1">, this agreement does not license or assign any Intellectual Property Right.</text:span></text:p>
      <text:p text:style-name="P6"><text:span text:style-name="T1">(e)</text:span><text:tab/><text:span text:style-name="T3">Public Licenses</text:span><text:span text:style-name="T1">. The terms of this agreement are separate from, and independent of, the terms of any public licenses that Provider grants for software or other material that is part of the Service.</text:span></text:p>
      <text:p text:style-name="P5"><text:span text:style-name="T1">5.</text:span><text:tab/><text:span text:style-name="T3">Changes</text:span><text:span text:style-name="T1">. </text:span></text:p>
      <text:p text:style-name="P6"><text:span text:style-name="T1">(a)</text:span><text:tab/><text:span text:style-name="T3">Changes Customer May Make</text:span><text:span text:style-name="T1">. </text:span></text:p>
      <text:p text:style-name="P7"><text:span text:style-name="T1">(i)</text:span><text:tab/><text:span text:style-name="T1">Customer may end this agreement at the end of a Billing Period by giving Notice at least one full Billing Period in advance.</text:span></text:p>
      <text:p text:style-name="P7"><text:span text:style-name="T1">(ii)</text:span><text:tab/><text:span text:style-name="T1">If the Order Form describes a pricing structure for higher Use Limits, Customer may increase its Use Limits within that pricing structure at any </text:span><text:soft-page-break/><text:span text:style-name="T1">time, by Notice. Customer increases to Use Limits take effect as soon as Customer pays any added fees.</text:span></text:p>
      <text:p text:style-name="P7"><text:span text:style-name="T1">(iii)</text:span><text:tab/><text:span text:style-name="T1">Customer may end this agreement by Notice if Provider becomes Insolvent.</text:span></text:p>
      <text:p text:style-name="P6"><text:span text:style-name="T1">(b)</text:span><text:tab/><text:span text:style-name="T3">Changes Provider May Make</text:span><text:span text:style-name="T1">. </text:span></text:p>
      <text:p text:style-name="P7"><text:span text:style-name="T1">(i)</text:span><text:tab/><text:span text:style-name="T1">Provider may end this agreement at the end of the thirty-sixth or any later Billing Period by giving Notice at least three full Billing Periods in advance.</text:span></text:p>
      <text:p text:style-name="P7"><text:span text:style-name="T1">(ii)</text:span><text:tab/><text:span text:style-name="T1">Provider may end this agreement immediately if Customer breaches this agreement and fails to cure the breach within fourteen calendar days of Notice.</text:span></text:p>
      <text:p text:style-name="P7"><text:span text:style-name="T1">(iii)</text:span><text:tab/><text:span text:style-name="T1">Provider may add, remove, and change Software Features in the Service.</text:span></text:p>
      <text:p text:style-name="P7"><text:span text:style-name="T1">(iv)</text:span><text:tab/><text:span text:style-name="T1">Provider may add to, remove from, and change the functionality of the Account Dashboard and Documentation.</text:span></text:p>
      <text:p text:style-name="P7"><text:span text:style-name="T1">(v)</text:span><text:tab/><text:span text:style-name="T1">Provider may take any of these steps in response to an Infringement or Noncompliance Claim:</text:span></text:p>
      <text:p text:style-name="P8"><text:span text:style-name="T1">(A)</text:span><text:tab/><text:span text:style-name="T1">Provider may update the Service so that use of the Service as provided will no longer infringe or break the law.</text:span></text:p>
      <text:p text:style-name="P8"><text:span text:style-name="T1">(B)</text:span><text:tab/><text:span text:style-name="T1">Provider may change how it provides the Service so that use of the Service as provided will no longer infringe or break the law.</text:span></text:p>
      <text:p text:style-name="P8"><text:span text:style-name="T1">(C)</text:span><text:tab/><text:span text:style-name="T1">If the problem is infringement, Provider may get a license for Customer so that use of the Service will no longer infringe.</text:span></text:p>
      <text:p text:style-name="P8"><text:span text:style-name="T1">(D)</text:span><text:tab/><text:span text:style-name="T1">If the problem is illegality, Provider may get the government approvals, licenses, or other requirements needed to abide by the law.</text:span></text:p>
      <text:p text:style-name="P8"><text:span text:style-name="T1">(E)</text:span><text:tab/><text:span text:style-name="T1">Provider may end this agreement and refund any Prepaid Fees.</text:span></text:p>
      <text:p text:style-name="P7"><text:span text:style-name="T1">(vi)</text:span><text:tab/><text:span text:style-name="T1">Provider may end this agreement by Notice if Customer becomes Insolvent.</text:span></text:p>
      <text:p text:style-name="P5"><text:span text:style-name="T1">6.</text:span><text:tab/><text:span text:style-name="T3">Liability</text:span><text:span text:style-name="T1">. </text:span></text:p>
      <text:p text:style-name="P6"><text:span text:style-name="T1">(a)</text:span><text:tab/><text:span text:style-name="T3">Agreed Legal Remedies</text:span><text:span text:style-name="T1">. </text:span></text:p>
      <text:p text:style-name="P7"><text:span text:style-name="T1">(i)</text:span><text:tab/><text:span text:style-name="T1">Each side's only legal remedy for Legal Claims covered by Indemnification will be Indemnification.</text:span></text:p>
      <text:p text:style-name="P7"><text:span text:style-name="T1">(ii)</text:span><text:tab/><text:span text:style-name="T1">Customer's only legal remedy for changes to Software Features in the Service will be a refund under </text:span><text:span text:style-name="T3">Section 2(j) (Refund Prepaid Fees for Removed Features)</text:span><text:span text:style-name="T1">.</text:span></text:p>
      <text:p text:style-name="P6"><text:span text:style-name="T1">(b)</text:span><text:tab/><text:span text:style-name="T3">Valid Excuses</text:span><text:span text:style-name="T1">. Neither side will be liable for any failure or delay in meeting any service level or other obligation under this agreement caused by a Disaster, failure of the other side or its personnel to meet their obligations under this agreement, or actions done or delayed on written request of the other side.</text:span></text:p>
      <text:p text:style-name="P6"><text:soft-page-break/><text:span text:style-name="T1">(c)</text:span><text:tab/><text:span text:style-name="T4">Only Express Warranties</text:span><text:span text:style-name="T1">. </text:span><text:span text:style-name="T4">Except for its obligations in Section 2 (Provider's Obligations), Provider provides the Service "as is", without any warranty at all. Provider disclaims any warranties the law might otherwise imply, like warranties of merchantability, fitness for any particular purpose, title, or noninfringement.</text:span></text:p>
      <text:p text:style-name="P6"><text:span text:style-name="T1">(d)</text:span><text:tab/><text:span text:style-name="T3">Limited Damages</text:span><text:span text:style-name="T1">. </text:span></text:p>
      <text:p text:style-name="P7"><text:span text:style-name="T1">(i)</text:span><text:tab/><text:span text:style-name="T4">Damages Cap</text:span><text:span text:style-name="T1">. </text:span><text:span text:style-name="T4">Subject to Section 6(d)(iii) (Damages Limit Exceptions), neither side's total liability for breach of this agreement will exceed the amount of fees Provider received from Customer under this agreement during the twelve months before the first claim is filed. This limit applies even if the side liable is advised that the other may suffer damages, and even if Customer paid no fees at all.</text:span></text:p>
      <text:p text:style-name="P7"><text:span text:style-name="T1">(ii)</text:span><text:tab/><text:span text:style-name="T4">Unforeseen Damages</text:span><text:span text:style-name="T1">. </text:span><text:span text:style-name="T4">Neither side will be liable for breach-of-contract damages they could not have reasonably foreseen when entering into this agreement.</text:span></text:p>
      <text:p text:style-name="P7"><text:span text:style-name="T1">(iii)</text:span><text:tab/><text:span text:style-name="T3">Damages Limit Exceptions</text:span><text:span text:style-name="T1">. </text:span><text:span text:style-name="T3">Section 6(d) (Limited Damages)</text:span><text:span text:style-name="T1"> does not limit damages for breach of:</text:span></text:p>
      <text:p text:style-name="P8"><text:span text:style-name="T1">(A)</text:span><text:tab/><text:span text:style-name="T3">Section 3(a) (Pay Fees)</text:span></text:p>
      <text:p text:style-name="P8"><text:span text:style-name="T1">(B)</text:span><text:tab/><text:span text:style-name="T3">Section 2(c) (Keep Customer Data Confidential)</text:span></text:p>
      <text:p text:style-name="P8"><text:span text:style-name="T1">(C)</text:span><text:tab/><text:span text:style-name="T3">Section 3(i) (Follow Rules About Use)</text:span></text:p>
      <text:p text:style-name="P8"><text:span text:style-name="T1">(D)</text:span><text:tab/><text:span text:style-name="T3">Section 3(j) (Enforce Rules About Using the Service)</text:span></text:p>
      <text:p text:style-name="P8"><text:span text:style-name="T1">(E)</text:span><text:tab/><text:span text:style-name="T3">Section 2(q)(ii) (Provide Assurance about Patents)</text:span></text:p>
      <text:p text:style-name="P8"><text:span text:style-name="T1">(F)</text:span><text:tab/><text:span text:style-name="T3">Section 2(q)(i) (Indemnify Customer)</text:span></text:p>
      <text:p text:style-name="P8"><text:span text:style-name="T1">(G)</text:span><text:tab/><text:span text:style-name="T3">Section 3(m) (Indemnify Provider)</text:span></text:p>
      <text:p text:style-name="P5"><text:span text:style-name="T1">7.</text:span><text:tab/><text:span text:style-name="T3">Process</text:span><text:span text:style-name="T1">. </text:span></text:p>
      <text:p text:style-name="P6"><text:span text:style-name="T1">(a)</text:span><text:tab/><text:span text:style-name="T3">Indemnification Process</text:span><text:span text:style-name="T1">. Both sides agree that to receive Indemnification under this agreement, they must give Notice of any covered Legal Claims quickly, allow the other side to control investigation, defense, and settlement, and cooperate with those efforts. Both sides agree that if they fail to give Notice of any covered Legal Claims quickly, Indemnification will not cover amounts that could have been defended against or mitigated if Notice had been given quickly. Both sides agree that if they take control of the defense and settlement of any Legal Claims covered by Indemnification, they will not agree to any settlements that admit fault or impose obligations on the other side without their Permission.</text:span></text:p>
      <text:p text:style-name="P6"><text:span text:style-name="T1">(b)</text:span><text:tab/><text:span text:style-name="T3">Notice Process</text:span><text:span text:style-name="T1">. Both sides agree that to give Notice under this agreement, the side giving Notice must send by e-mail to the address the recipient gave with its signature, or to a different address given later for Notice going forward. If either side finds that e-mail can't be delivered to the e-mail address given, it may give Notice by registered mail to the address on file for the recipient with the state under whose laws it is organized.</text:span></text:p>
      <text:p text:style-name="P5"><text:soft-page-break/><text:span text:style-name="T1">8.</text:span><text:tab/><text:span text:style-name="T3">General Contract Terms</text:span><text:span text:style-name="T1">. </text:span></text:p>
      <text:p text:style-name="P6"><text:span text:style-name="T1">(a)</text:span><text:tab/><text:span text:style-name="T3">Governing Law</text:span><text:span text:style-name="T1">. The law of the state of California will govern this agreement.</text:span></text:p>
      <text:p text:style-name="P6"><text:span text:style-name="T1">(b)</text:span><text:tab/><text:span text:style-name="T3">English Language</text:span><text:span text:style-name="T1">. Both sides agree to give Notice, correspond, and conduct all other business related to this agreement in the English language.</text:span></text:p>
      <text:p text:style-name="P6"><text:span text:style-name="T1">(c)</text:span><text:tab/><text:span text:style-name="T3">Government Procurement</text:span><text:span text:style-name="T1">. The Service is commercial computer software, and the Documentation is commercial computer software documentation. All were developed exclusively at private expense. If Customer's procurement is subject to Federal Acquisition Regulation 12.212 or Defense Federal Acquisition Regulation Supplement 227.7202, Customer's rights will be only those stated in this agreement.</text:span></text:p>
      <text:p text:style-name="P6"><text:span text:style-name="T1">(d)</text:span><text:tab/><text:span text:style-name="T3">Currency</text:span><text:span text:style-name="T1">. Unless otherwise noted, all money amounts, throughout the Deal Packet, are United States dollars.</text:span></text:p>
      <text:p text:style-name="P6"><text:span text:style-name="T1">(e)</text:span><text:tab/><text:span text:style-name="T3">Whole Agreement</text:span><text:span text:style-name="T1">. Both sides intend the Deal Packet and these terms as the final, complete, and only expression of their terms about use of the Service and related support services. However, this agreement does not affect the terms of any separate nondisclosure or confidentiality agreement Provider and Customer may have.</text:span></text:p>
      <text:p text:style-name="P6"><text:span text:style-name="T1">(f)</text:span><text:tab/><text:span text:style-name="T3">Enforcement</text:span><text:span text:style-name="T1">. Only Provider and Customer may enforce this agreement.</text:span></text:p>
      <text:p text:style-name="P6"><text:span text:style-name="T1">(g)</text:span><text:tab/><text:span text:style-name="T3">Assignment</text:span><text:span text:style-name="T1">. Each side may assign all its rights, licenses, and obligations under this agreement, as a whole, to a new legal entity created to change its jurisdiction or legal form of organization, or to an entity that acquires substantially all of its assets or enough securities to control its management. Otherwise, each side needs Permission to assign any right or license under this agreement. Attempts to assign against these terms will have no legal effect.</text:span></text:p>
      <text:p text:style-name="P6"><text:span text:style-name="T1">(h)</text:span><text:tab/><text:span text:style-name="T3">Lawsuits</text:span><text:span text:style-name="T1">. </text:span></text:p>
      <text:p text:style-name="P7"><text:span text:style-name="T1">(i)</text:span><text:tab/><text:span text:style-name="T3">Forum</text:span><text:span text:style-name="T1">. Both sides agree to bring any Lawsuit in Provider's Local Courts.</text:span></text:p>
      <text:p text:style-name="P7"><text:span text:style-name="T1">(ii)</text:span><text:tab/><text:span text:style-name="T3">Exclusive Jurisdiction</text:span><text:span text:style-name="T1">. Both sides consent to the exclusive jurisdiction of Provider's Local Courts. Both sides may enforce judgments from Provider's Local Courts in other jurisdictions.</text:span></text:p>
      <text:p text:style-name="P7"><text:span text:style-name="T1">(iii)</text:span><text:tab/><text:span text:style-name="T3">Inconvenient Forum Waiver</text:span><text:span text:style-name="T1">. Both sides waive any objection to venue for any Lawsuit in Provider's Local Courts and any claim that the other brought any Lawsuit in Provider's Local Courts in an inconvenient forum.</text:span></text:p>
      <text:p text:style-name="P6"><text:span text:style-name="T1">(i)</text:span><text:tab/><text:span text:style-name="T3">Independence</text:span><text:span text:style-name="T1">. </text:span></text:p>
      <text:p text:style-name="P7"><text:span text:style-name="T1">(i)</text:span><text:tab/><text:span text:style-name="T3">Discretion</text:span><text:span text:style-name="T1">. The parties agree that Provider will decide when, where, and how to provide the Service, with the discretion of an independent contractor.</text:span></text:p>
      <text:p text:style-name="P7"><text:span text:style-name="T1">(ii)</text:span><text:tab/><text:span text:style-name="T3">No Authority</text:span><text:span text:style-name="T1">. Neither side may enter agreements or take any other legal action on the other side's behalf.</text:span></text:p>
      <text:p text:style-name="P7"><text:span text:style-name="T1">(iii)</text:span><text:tab/><text:span text:style-name="T3">No Benefits</text:span><text:span text:style-name="T1">. Neither Provider nor any Provider Personnel will receive any employee benefits from Customer.</text:span></text:p>
      <text:p text:style-name="P7"><text:soft-page-break/><text:span text:style-name="T1">(iv)</text:span><text:tab/><text:span text:style-name="T3">Compliance</text:span><text:span text:style-name="T1">. Each side agrees to do its part for tax, labor, employment, and immigration law compliance, consistent with their relationship as independent contractors.</text:span></text:p>
      <text:p text:style-name="P5"><text:span text:style-name="T1">9.</text:span><text:tab/><text:span text:style-name="T3">Definitions</text:span><text:span text:style-name="T1">. </text:span></text:p>
      <text:p text:style-name="P6"><text:span text:style-name="T1">(a)</text:span><text:tab/><text:span text:style-name="T2">Access Credentials</text:span><text:span text:style-name="T1"> means a user name and password, license key, or other secret that affords use of the Service or systems providing the Service.</text:span></text:p>
      <text:p text:style-name="P6"><text:span text:style-name="T1">(b)</text:span><text:tab/><text:span text:style-name="T2">Account Dashboard</text:span><text:span text:style-name="T1"> means the account management section of the administration interface of the Service.</text:span></text:p>
      <text:p text:style-name="P6"><text:span text:style-name="T1">(c)</text:span><text:tab/><text:span text:style-name="T2">Billing Period</text:span><text:span text:style-name="T1"> means a successive, month-long period. The first Billing Period starts on the date of this agreement. The plural is </text:span><text:span text:style-name="T2">Billing Periods</text:span><text:span text:style-name="T1">.</text:span></text:p>
      <text:p text:style-name="P6"><text:span text:style-name="T1">(d)</text:span><text:tab/><text:span text:style-name="T2">Customer Data</text:span><text:span text:style-name="T1"> means data that:</text:span></text:p>
      <text:p text:style-name="P7"><text:span text:style-name="T1">(i)</text:span><text:tab/><text:span text:style-name="T1">Users furnish to the Service, such as by entering it or configuring the Service to gather or receive it, if doing so doesn't breach this agreement</text:span></text:p>
      <text:p text:style-name="P7"><text:span text:style-name="T1">(ii)</text:span><text:tab/><text:span text:style-name="T1">the Service collects about Users and how they use the Service</text:span></text:p>
      <text:p text:style-name="P6"><text:span text:style-name="T1">(e)</text:span><text:tab/><text:span text:style-name="T2">Customer Personnel</text:span><text:span text:style-name="T1"> means Customer's employees and each Customer subsidiary's employees, as well as independent contractors providing services to Customer.</text:span></text:p>
      <text:p text:style-name="P6"><text:span text:style-name="T1">(f)</text:span><text:tab/><text:span text:style-name="T2">Data Compromise</text:span><text:span text:style-name="T1"> means malicious technical compromise or unauthorized disclosure of Customer Data.</text:span></text:p>
      <text:p text:style-name="P6"><text:span text:style-name="T1">(g)</text:span><text:tab/><text:span text:style-name="T2">Disaster</text:span><text:span text:style-name="T1"> means:</text:span></text:p>
      <text:p text:style-name="P7"><text:span text:style-name="T1">(i)</text:span><text:tab/><text:span text:style-name="T1">fire, flood, earthquake, pandemic, and other natural disasters</text:span></text:p>
      <text:p text:style-name="P7"><text:span text:style-name="T1">(ii)</text:span><text:tab/><text:span text:style-name="T1">declared and undeclared wars, acts of terrorism, sabotage, riots, civil disorders, rebellions, and revolutions</text:span></text:p>
      <text:p text:style-name="P7"><text:span text:style-name="T1">(iii)</text:span><text:tab/><text:span text:style-name="T1">extraordinary malfunction of Internet infrastructure, data centers, or communications utilities</text:span></text:p>
      <text:p text:style-name="P7"><text:span text:style-name="T1">(iv)</text:span><text:tab/><text:span text:style-name="T1">malicious technical attack on systems providing the Service</text:span></text:p>
      <text:p text:style-name="P7"><text:span text:style-name="T1">(v)</text:span><text:tab/><text:span text:style-name="T1">government actions taken in response to any of these causes</text:span></text:p>
      <text:p text:style-name="P6"><text:span text:style-name="T1">(h)</text:span><text:tab/><text:span text:style-name="T2">Documentation</text:span><text:span text:style-name="T1"> means the documentation that Provider publishes for the Service.</text:span></text:p>
      <text:p text:style-name="P6"><text:span text:style-name="T1">(i)</text:span><text:tab/><text:span text:style-name="T2">Fees</text:span><text:span text:style-name="T1"> means all fees agreed in the Order Form.</text:span></text:p>
      <text:p text:style-name="P6"><text:span text:style-name="T1">(j)</text:span><text:tab/><text:span text:style-name="T2">Feature Set</text:span><text:span text:style-name="T1"> means all Software Features described in the Documentation on the date of this agreement.</text:span></text:p>
      <text:p text:style-name="P6"><text:span text:style-name="T1">(k)</text:span><text:tab/><text:span text:style-name="T2">Indemnification</text:span><text:span text:style-name="T1"> means indemnifying and holding harmless for all liability, expenses, damages, and costs.</text:span></text:p>
      <text:p text:style-name="P6"><text:span text:style-name="T1">(l)</text:span><text:tab/><text:span text:style-name="T2">Infringement or Noncompliance Claim</text:span><text:span text:style-name="T1"> means a court order against use of the Service based on a claim that it infringes any Intellectual Property Right, or breaks any law, or a threat of that kind of claim that Provider believes credible.</text:span></text:p>
      <text:p text:style-name="P6"><text:soft-page-break/><text:span text:style-name="T1">(m)</text:span><text:tab/><text:span text:style-name="T2">Intellectual Property Right</text:span><text:span text:style-name="T1"> means any patent, copyright, trademark, or trade secret right, or any other legal right typically referred to as an intellectual property right.</text:span></text:p>
      <text:p text:style-name="P6"><text:span text:style-name="T1">(n)</text:span><text:tab/><text:span text:style-name="T2">Insolvent</text:span><text:span text:style-name="T1"> means:</text:span></text:p>
      <text:p text:style-name="P7"><text:span text:style-name="T1">(i)</text:span><text:tab/><text:span text:style-name="T1">having fairly stated liabilities that exceed fairly stated assets</text:span></text:p>
      <text:p text:style-name="P7"><text:span text:style-name="T1">(ii)</text:span><text:tab/><text:span text:style-name="T1">failing to pay obligations on time</text:span></text:p>
      <text:p text:style-name="P7"><text:span text:style-name="T1">(iii)</text:span><text:tab/><text:span text:style-name="T1">adjudicated bankrupt</text:span></text:p>
      <text:p text:style-name="P7"><text:span text:style-name="T1">(iv)</text:span><text:tab/><text:span text:style-name="T1">filed a voluntary bankruptcy petition</text:span></text:p>
      <text:p text:style-name="P7"><text:span text:style-name="T1">(v)</text:span><text:tab/><text:span text:style-name="T1">made an assignment for the benefit of creditors</text:span></text:p>
      <text:p text:style-name="P6"><text:span text:style-name="T1">(o)</text:span><text:tab/><text:span text:style-name="T2">Lawsuit</text:span><text:span text:style-name="T1"> means a lawsuit brought by one side against the other, related to this agreement or the Service.</text:span></text:p>
      <text:p text:style-name="P6"><text:span text:style-name="T1">(p)</text:span><text:tab/><text:span text:style-name="T2">Legal Claims</text:span><text:span text:style-name="T1"> means claims, demands, lawsuits, and other legal actions.</text:span></text:p>
      <text:p text:style-name="P6"><text:span text:style-name="T1">(q)</text:span><text:tab/><text:span text:style-name="T2">Notice</text:span><text:span text:style-name="T1"> means a written communication from one side to the other per </text:span><text:span text:style-name="T3">Section 7(b) (Notice Process)</text:span><text:span text:style-name="T1">.</text:span></text:p>
      <text:p text:style-name="P6"><text:span text:style-name="T1">(r)</text:span><text:tab/><text:span text:style-name="T2">Permission</text:span><text:span text:style-name="T1"> means prior Notice of consent.</text:span></text:p>
      <text:p text:style-name="P6"><text:span text:style-name="T1">(s)</text:span><text:tab/><text:span text:style-name="T2">Permitted Use of the Service</text:span><text:span text:style-name="T1"> means Customer's use of the Service, other than Use of the Service at Customer's Own Risk.</text:span></text:p>
      <text:p text:style-name="P6"><text:span text:style-name="T1">(t)</text:span><text:tab/><text:span text:style-name="T2">Prepaid Fees</text:span><text:span text:style-name="T1"> means fees Customer prepaid for Billing Periods yet to begin.</text:span></text:p>
      <text:p text:style-name="P6"><text:span text:style-name="T1">(u)</text:span><text:tab/><text:span text:style-name="T2">Provider Personnel</text:span><text:span text:style-name="T1"> means Provider personnel involved in the Service to Customer under this agreement, be they employees or independent contractors or Provider or any Provider subsidiary.</text:span></text:p>
      <text:p text:style-name="P6"><text:span text:style-name="T1">(v)</text:span><text:tab/><text:span text:style-name="T2">Provider's Given Address</text:span><text:span text:style-name="T1"> means the address Provider gives with its signature to the Order Form.</text:span></text:p>
      <text:p text:style-name="P6"><text:span text:style-name="T1">(w)</text:span><text:tab/><text:span text:style-name="T2">Provider's Country</text:span><text:span text:style-name="T1"> means the country of Provider's Given Address.</text:span></text:p>
      <text:p text:style-name="P6"><text:span text:style-name="T1">(x)</text:span><text:tab/><text:span text:style-name="T2">Provider's National Subdivision</text:span><text:span text:style-name="T1"> means the state or other national subdivision of Provider's Given Address, if any.</text:span></text:p>
      <text:p text:style-name="P6"><text:span text:style-name="T1">(y)</text:span><text:tab/><text:span text:style-name="T2">Provider's Local Courts</text:span><text:span text:style-name="T1"> means the courts of Provider's Country, as well as the courts of Provider's National Subdivision, if any, that are located nearest Provider's Given Address.</text:span></text:p>
      <text:p text:style-name="P6"><text:span text:style-name="T1">(z)</text:span><text:tab/><text:span text:style-name="T2">Request</text:span><text:span text:style-name="T1"> means Notice of a request.</text:span></text:p>
      <text:p text:style-name="P6"><text:span text:style-name="T1">(aa)</text:span><text:tab/><text:span text:style-name="T2">Service</text:span><text:span text:style-name="T1"> means the service identified on the Order Form.</text:span></text:p>
      <text:p text:style-name="P6"><text:span text:style-name="T1">(ab)</text:span><text:tab/><text:span text:style-name="T2">Software Features</text:span><text:span text:style-name="T1"> means functions of the Service described in the Documentation.</text:span></text:p>
      <text:p text:style-name="P6"><text:span text:style-name="T1">(ac)</text:span><text:tab/><text:span text:style-name="T2">Special Data Regulations</text:span><text:span text:style-name="T1"> means laws and regulations that impose special requirements on the collection, storage, processing, or transmission of particular kinds of data about individuals. The Gramm-Leach-Bliley Act, Health Insurance Portability and Accountability Act, Children's Online Privacy Protection Act, and </text:span><text:soft-page-break/><text:span text:style-name="T1">Fair Credit Reporting Act are some Special Data Regulations. Laws that apply to data just because they may identify specific individuals are not Special Data Regulations.</text:span></text:p>
      <text:p text:style-name="P6"><text:span text:style-name="T1">(ad)</text:span><text:tab/><text:span text:style-name="T2">Standard License</text:span><text:span text:style-name="T1"> means a nonexclusive license during the term of the agreement, without rights to sublicense, that is conditional on payment of all fees as required by this agreement and limited by the Use Limits.</text:span></text:p>
      <text:p text:style-name="P6"><text:span text:style-name="T1">(ae)</text:span><text:tab/><text:span text:style-name="T2">Use of the Service at Customer's Own Risk</text:span><text:span text:style-name="T1"> means:</text:span></text:p>
      <text:p text:style-name="P7"><text:span text:style-name="T1">(i)</text:span><text:tab/><text:span text:style-name="T1">use of the Service in breach of this agreement</text:span></text:p>
      <text:p text:style-name="P7"><text:span text:style-name="T1">(ii)</text:span><text:tab/><text:span text:style-name="T1">use of the Service with changes, additions, or in combination with other software, systems, or data, in a way that infringes someone else's Intellectual Property Right or breaks the law, if use of the Service as provided, as described by the Documentation, would not</text:span></text:p>
      <text:p text:style-name="P7"><text:span text:style-name="T1">(iii)</text:span><text:tab/><text:span text:style-name="T1">unauthorized use of the Service with Customer Access Credentials</text:span></text:p>
      <text:p text:style-name="P6"><text:span text:style-name="T1">(af)</text:span><text:tab/><text:span text:style-name="T2">Use Limits</text:span><text:span text:style-name="T1"> means numeric limits on technical aspects of the Service, such as amount of data storage space and visitors per Billing Period.</text:span></text:p>
      <text:p text:style-name="P6"><text:span text:style-name="T1">(ag)</text:span><text:tab/><text:span text:style-name="T2">Users</text:span><text:span text:style-name="T1"> means users of the Service, both Customer Personnel and others.</text:span></text:p>
      <text:p text:style-name="P1">[Document end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5-02-02T04:09:00</meta:creation-date>
    <dc:date>2015-02-02T04:09:00</dc:date>
    <meta:editing-duration>P0D</meta:editing-duration>
    <meta:generator>LibreOffice/5.2.7.2$Linux_X86_64 LibreOffice_project/20m0$Build-2</meta:generator>
    <meta:document-statistic meta:table-count="0" meta:image-count="0" meta:object-count="0" meta:page-count="11" meta:paragraph-count="186" meta:word-count="3814" meta:character-count="24384" meta:non-whitespace-character-count="207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